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5f8e" officeooo:paragraph-rsid="00135f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vorama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20:44:35.693159906</meta:creation-date>
    <dc:date>2021-10-14T20:44:55.820020350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6.4.7.2$Linux_X86_64 LibreOffice_project/40$Build-2</meta:generator>
  </office:meta>
</office:document-meta>
</file>